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8.3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601cm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2.001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685" draw:textarea-horizontal-align="justify" draw:textarea-vertical-align="middle" draw:auto-grow-height="false" fo:min-height="2.35cm" fo:min-width="3.3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685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8cm" svg:height="1.5cm" svg:x="2cm" svg:y="8.6cm">
          <text:p text:style-name="P1"><text:span text:style-name="T1">Map Fault Category with Engineers Team</text:span></text:p>
          <text:p text:style-name="P1"><text:span text:style-name="T1">and Areas covere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1.3cm" svg:x="1cm" svg:y="1.4cm">
          <draw:text-box>
            <text:p text:style-name="P2">Call Management – Call Allotment to Engineer</text:p>
          </draw:text-box>
        </draw:frame>
        <draw:custom-shape draw:style-name="gr3" draw:text-style-name="P2" xml:id="id3" draw:id="id3" draw:layer="layout" svg:width="3.1cm" svg:height="3.6cm" svg:x="15cm" svg:y="3.6cm">
          <text:p text:style-name="P2">Engineer</text:p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2.5cm" svg:height="3.6cm" svg:x="2.3cm" svg:y="4.1cm">
          <text:p text:style-name="P2">Tickets</text:p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5.4cm" svg:height="5.939cm" svg:x="14.6cm" svg:y="7.3cm">
          <draw:text-box>
            <text:p text:style-name="P4"><text:span text:style-name="T2">App Engr ID</text:span></text:p>
            <text:p text:style-name="P4"><text:span text:style-name="T2">Engineer Name</text:span></text:p>
            <text:p text:style-name="P4"><text:span text:style-name="T2">Address Details</text:span></text:p>
            <text:p text:style-name="P4"><text:span text:style-name="T2">Mobile Number</text:span></text:p>
            <text:p text:style-name="P4"><text:span text:style-name="T2">Alt Contact Number</text:span></text:p>
            <text:p text:style-name="P4"><text:span text:style-name="T2">Email ID</text:span></text:p>
            <text:p text:style-name="P4"><text:span text:style-name="T2">Mobile Handset Details</text:span></text:p>
            <text:p text:style-name="P4"><text:span text:style-name="T2">Designation</text:span></text:p>
            <text:p text:style-name="P4"><text:span text:style-name="T2">Team</text:span></text:p>
            <text:p text:style-name="P4"><text:span text:style-name="T2">Areas Covered</text:span></text:p>
            <text:p text:style-name="P4"><text:span text:style-name="T2">Login ID</text:span></text:p>
            <text:p text:style-name="P4"><text:span text:style-name="T2">Password</text:span></text:p>
          </draw:text-box>
        </draw:frame>
        <draw:frame draw:style-name="gr5" draw:text-style-name="P5" draw:layer="layout" svg:width="5.4cm" svg:height="4.991cm" svg:x="12.9cm" svg:y="18.9cm">
          <draw:text-box>
            <text:p text:style-name="P4"><text:span text:style-name="T2">App Ticket ID</text:span></text:p>
            <text:p text:style-name="P4"><text:span text:style-name="T2">App Engineer ID</text:span></text:p>
            <text:p text:style-name="P4"><text:span text:style-name="T2">Alloc Date</text:span></text:p>
            <text:p text:style-name="P4"><text:span text:style-name="T2">Next Follow Up</text:span></text:p>
            <text:p text:style-name="P4"><text:span text:style-name="T2">Ticket Type (New, Previous, Escalated)</text:span></text:p>
            <text:p text:style-name="P4"><text:span text:style-name="T2">Priority</text:span></text:p>
            <text:p text:style-name="P4"><text:span text:style-name="T2">Ticket Status</text:span></text:p>
            <text:p text:style-name="P4"><text:span text:style-name="T2"/></text:p>
            <text:p text:style-name="P4"><text:span text:style-name="T2"/></text:p>
          </draw:text-box>
        </draw:frame>
        <draw:connector draw:style-name="gr6" draw:text-style-name="P2" draw:layer="layout" svg:x1="3.55cm" svg:y1="7.7cm" svg:x2="6.4cm" svg:y2="8.6cm" draw:start-shape="id1" draw:start-glue-point="7" draw:end-shape="id2" draw:end-glue-point="0" svg:d="M3550 7700v451h2850v449" svg:viewBox="0 0 2851 901">
          <text:p/>
        </draw:connector>
        <draw:connector draw:style-name="gr6" draw:text-style-name="P2" draw:layer="layout" svg:x1="10.8cm" svg:y1="9.35cm" svg:x2="15cm" svg:y2="5.4cm" draw:start-shape="id2" draw:start-glue-point="1" draw:end-shape="id3" draw:end-glue-point="6" svg:d="M10800 9350h2100v-3950h2100" svg:viewBox="0 0 4201 3951">
          <text:p/>
        </draw:connector>
        <draw:custom-shape draw:style-name="gr3" draw:text-style-name="P2" xml:id="id5" draw:id="id5" draw:layer="layout" svg:width="3.1cm" svg:height="3.6cm" svg:x="13cm" svg:y="14.7cm">
          <text:p text:style-name="P2">Allocation</text:p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10.8cm" svg:y1="12.05cm" svg:x2="14.55cm" svg:y2="14.7cm" draw:start-shape="id4" draw:start-glue-point="1" draw:end-shape="id5" draw:end-glue-point="5" svg:d="M10800 12050h3750v2650" svg:viewBox="0 0 3751 2651">
          <text:p/>
        </draw:connector>
        <draw:custom-shape draw:style-name="gr1" draw:text-style-name="P1" xml:id="id4" draw:id="id4" draw:layer="layout" svg:width="8.8cm" svg:height="1.5cm" svg:x="2cm" svg:y="11.3cm">
          <text:p text:style-name="P1"><text:span text:style-name="T1">Check Engineer occupancy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4cm" svg:y1="10.1cm" svg:x2="6.4cm" svg:y2="11.3cm" draw:start-shape="id2" draw:start-glue-point="2" draw:end-shape="id4" draw:end-glue-point="0" svg:d="M6400 10100v1200" svg:viewBox="0 0 1 1201">
          <text:p/>
        </draw:connector>
        <draw:custom-shape draw:style-name="gr1" draw:text-style-name="P1" xml:id="id6" draw:id="id6" draw:layer="layout" svg:width="8.8cm" svg:height="1.5cm" svg:x="2cm" svg:y="14.1cm">
          <text:p text:style-name="P1"><text:span text:style-name="T1">Shortlist &amp; Notify Available Engine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7.7cm" svg:height="5.2cm" svg:x="2.9cm" svg:y="17.8cm">
          <text:p text:style-name="P2">Acceptance from </text:p>
          <text:p text:style-name="P2">Engine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6.4cm" svg:y1="15.6cm" svg:x2="6.75cm" svg:y2="17.8cm" draw:start-shape="id6" draw:start-glue-point="2" draw:end-shape="id7" draw:end-glue-point="4" svg:d="M6400 15600v1100h350v1100" svg:viewBox="0 0 351 2201">
          <text:p/>
        </draw:connector>
        <draw:connector draw:style-name="gr6" draw:text-style-name="P2" draw:layer="layout" svg:x1="6.4cm" svg:y1="12.8cm" svg:x2="6.4cm" svg:y2="14.1cm" draw:start-shape="id4" draw:start-glue-point="2" draw:end-shape="id6" draw:end-glue-point="0" svg:d="M6400 12800v1300" svg:viewBox="0 0 1 1301">
          <text:p/>
        </draw:connector>
        <draw:custom-shape draw:style-name="gr1" draw:text-style-name="P1" xml:id="id8" draw:id="id8" draw:layer="layout" svg:width="8.8cm" svg:height="1.5cm" svg:x="2cm" svg:y="24.8cm">
          <text:p text:style-name="P1"><text:span text:style-name="T1">Update Allocation DB with Engineer Details</text:span></text:p>
          <text:p text:style-name="P1"><text:span text:style-name="T1">Notify Custom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5cm" svg:y1="23cm" svg:x2="6.4cm" svg:y2="24.8cm" draw:start-shape="id7" draw:start-glue-point="6" draw:end-shape="id8" draw:end-glue-point="0" svg:d="M6750 23000v901h-350v899" svg:viewBox="0 0 351 1801">
          <text:p/>
        </draw:connector>
        <draw:frame draw:style-name="gr8" draw:text-style-name="P5" draw:layer="layout" svg:width="1.3cm" svg:height="0.9cm" svg:x="7cm" svg:y="23.1cm">
          <draw:text-box>
            <text:p text:style-name="P4"><text:span text:style-name="T2">Yes</text:span></text:p>
          </draw:text-box>
        </draw:frame>
        <draw:frame draw:style-name="gr8" draw:text-style-name="P5" draw:layer="layout" svg:width="1.3cm" svg:height="0.9cm" svg:x="1.6cm" svg:y="19.1cm">
          <draw:text-box>
            <text:p text:style-name="P4"><text:span text:style-name="T2">No</text:span></text:p>
          </draw:text-box>
        </draw:frame>
        <draw:connector draw:style-name="gr6" draw:text-style-name="P2" draw:layer="layout" svg:x1="2.9cm" svg:y1="20.4cm" svg:x2="2cm" svg:y2="14.85cm" draw:start-shape="id7" draw:start-glue-point="5" draw:end-shape="id6" draw:end-glue-point="3" svg:d="M2900 20400h-1401v-5550h501" svg:viewBox="0 0 1402 5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0:45:51.670622454</meta:creation-date>
    <meta:print-date>2017-12-04T11:32:31.706054265</meta:print-date>
    <dc:date>2017-12-04T15:00:36.366600347</dc:date>
    <meta:editing-duration>PT2H46M19S</meta:editing-duration>
    <meta:editing-cycles>7</meta:editing-cycles>
    <meta:generator>LibreOffice_Vanilla/5.4.4.3$MacOSX_X86_64 LibreOffice_project/327ad42f4b641f37cf4dd9936346bc386252669a</meta:generator>
    <meta:document-statistic meta:object-count="21"/>
  </office:meta>
</office:document-meta>
</file>